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714cm" svg:height="6.751cm" svg:x="7.126cm" svg:y="11.7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23:33.417461978</meta:creation-date>
    <dc:date>2018-04-20T10:23:51.296318488</dc:date>
    <meta:editing-duration>PT1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cebf2"/>
    </style:style>
    <style:style style:name="ch2" style:family="chart">
      <style:chart-properties chart:treat-empty-cells="ignore"/>
    </style:style>
    <style:style style:name="ch3" style:family="chart" style:data-style-name="N0">
      <style:chart-properties chart:display-label="true" chart:logarithmic="false" chart:maximum="24" chart:interval-major="2" chart:reverse-direction="false" text:line-break="false" loext:try-staggering-first="true" chart:label-arrangement="side-by-side" chart:link-data-style-to-source="false" chart:axis-position="0" chart:axis-label-position="outside-start" chart:tick-mark-position="at-labels"/>
      <style:graphic-properties svg:stroke-width="0.02cm" svg:stroke-color="#b3b3b3"/>
      <style:text-properties fo:font-family="'Bitstream Vera Sans'" style:font-style-name="Roman" fo:font-size="9pt" style:font-family-asian="'MS Gothic'" style:font-size-asian="8pt" style:font-size-complex="8pt"/>
    </style:style>
    <style:style style:name="ch4" style:family="chart">
      <style:chart-properties style:rotation-angle="0"/>
      <style:graphic-properties draw:fill-color="#ffffff"/>
      <style:text-properties fo:font-family="'Bitstream Vera Sans'" style:font-style-name="Roman" fo:font-size="8.69999980926514pt" fo:font-style="italic" style:font-family-asian="'MS Gothic'" style:font-size-asian="8.69999980926514pt" style:font-size-complex="8.69999980926514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8" chart:maximum="28" chart:interval-major="1" chart:reverse-direction="false" text:line-break="false" loext:try-staggering-first="true" chart:label-arrangement="side-by-side" chart:link-data-style-to-source="false" chart:axis-position="0" chart:axis-label-position="outside-start" chart:tick-mark-position="at-labels"/>
      <style:graphic-properties svg:stroke-width="0.02cm" svg:stroke-color="#b3b3b3"/>
      <style:text-properties fo:font-family="'Bitstream Vera Sans'" style:font-style-name="Roman" fo:font-size="9pt" style:font-family-asian="'MS Gothic'" style:font-size-asian="8pt" style:font-size-complex="8pt"/>
    </style:style>
    <style:style style:name="ch7" style:family="chart">
      <style:chart-properties style:rotation-angle="90"/>
      <style:graphic-properties draw:fill-color="#ffffff"/>
      <style:text-properties fo:font-family="'Bitstream Vera Sans'" style:font-style-name="Roman" fo:font-size="8.69999980926514pt" fo:font-style="italic" style:font-family-asian="'MS Gothic'" style:font-size-asian="8.69999980926514pt" style:font-size-complex="8.69999980926514pt"/>
    </style:style>
    <style:style style:name="ch8" style:family="chart" style:data-style-name="N0">
      <style:chart-properties chart:symbol-type="none" chart:link-data-style-to-source="false"/>
      <style:graphic-properties svg:stroke-width="0.05cm" svg:stroke-color="#004586" draw:fill-color="#004586"/>
      <style:text-properties fo:font-size="6pt" style:font-family-asian="'MS Gothic'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15cm" svg:height="6.752cm" xlink:href="." xlink:type="simple" chart:class="chart:scatter" chart:style-name="ch1">
        <chart:plot-area chart:style-name="ch2" chart:data-source-has-labels="both" svg:x="0.891cm" svg:y="0.133cm" svg:width="6.646cm" svg:height="5.792cm">
          <chartooo:coordinate-region svg:x="1.539cm" svg:y="0.322cm" svg:width="5.798cm" svg:height="4.976cm"/>
          <chart:axis chart:dimension="x" chart:name="primary-x" chart:style-name="ch3" chartooo:axis-type="auto">
            <chart:title svg:x="3.578cm" svg:y="6.258cm" chart:style-name="ch4">
              <text:p>Heures</text:p>
            </chart:title>
            <chart:categories table:cell-range-address="local-table.$A$2:.$A$25"/>
            <chart:grid chart:style-name="ch5" chart:class="major"/>
          </chart:axis>
          <chart:axis chart:dimension="y" chart:name="primary-y" chart:style-name="ch6">
            <chart:title svg:x="0.159cm" svg:y="4.767cm" chart:style-name="ch7">
              <text:p>Températures (en °C)</text:p>
            </chart:title>
            <chart:grid chart:style-name="ch5" chart:class="major"/>
          </chart:axis>
          <chart:series chart:style-name="ch8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MacOSX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